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quired Delay (s)</text:p>
          </table:table-cell>
          <table:table-cell office:value-type="float" office:value="2" calcext:value-type="float">
            <text:p>2</text:p>
          </table:table-cell>
          <table:table-cell table:formula="of:=15*60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CPU Freq (Hz)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8000" calcext:value-type="float">
            <text:p>128000</text:p>
          </table:table-cell>
        </table:table-row>
        <table:table-row table:style-name="ro1">
          <table:table-cell office:value-type="string" calcext:value-type="string">
            <text:p>System Clock Prescal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Timer1 Prescaler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Period (s)</text:p>
          </table:table-cell>
          <table:table-cell table:formula="of:=[.B5]/([.B3]*[.B4])" office:value-type="float" office:value="0.000064" calcext:value-type="float">
            <text:p>0.000064</text:p>
          </table:table-cell>
          <table:table-cell table:formula="of:=([.C5]*[.C4])/[.C3]" office:value-type="float" office:value="2.048" calcext:value-type="float">
            <text:p>2.048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formula="of:=ROUND(([.B2]/[.B6])-1)" office:value-type="float" office:value="31249" calcext:value-type="float">
            <text:p>31249</text:p>
          </table:table-cell>
          <table:table-cell table:formula="of:=ROUND(([.C2]/[.C6])-1)"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TCNT1 Value</text:p>
          </table:table-cell>
          <table:table-cell table:formula="of:=65536-[.B7]" office:value-type="float" office:value="34287" calcext:value-type="float">
            <text:p>34287</text:p>
          </table:table-cell>
          <table:table-cell table:formula="of:=65536-[.C7]" office:value-type="float" office:value="65098" calcext:value-type="float">
            <text:p>650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9:05:19.799919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21:51:22.341091641</meta:creation-date>
    <meta:editing-duration>PT17M46S</meta:editing-duration>
    <meta:editing-cycles>4</meta:editing-cycles>
    <meta:generator>LibreOffice/4.3.3.2$Linux_X86_64 LibreOffice_project/430m0$Build-2</meta:generator>
    <dc:date>2018-03-12T19:16:09.916465788</dc:date>
    <dc:creator>Martyn Welch</dc:creator>
    <meta:document-statistic meta:table-count="1" meta:cell-count="21" meta:object-count="0"/>
  </office:meta>
</office:document-meta>
</file>